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713c8e"/>
    </style:style>
    <style:style style:name="P2" style:family="paragraph" style:parent-style-name="Text_20_body">
      <style:text-properties officeooo:rsid="00713c8e" officeooo:paragraph-rsid="0079e657"/>
    </style:style>
    <style:style style:name="P3" style:family="paragraph" style:parent-style-name="Text_20_body">
      <style:text-properties officeooo:rsid="00714dfb" officeooo:paragraph-rsid="0079e657"/>
    </style:style>
    <style:style style:name="P4" style:family="paragraph" style:parent-style-name="Text_20_body">
      <style:text-properties officeooo:paragraph-rsid="00714dfb"/>
    </style:style>
    <style:style style:name="P5" style:family="paragraph" style:parent-style-name="Text_20_body">
      <style:text-properties officeooo:paragraph-rsid="0079e657"/>
    </style:style>
    <style:style style:name="P6" style:family="paragraph" style:parent-style-name="Text_20_body">
      <style:text-properties officeooo:paragraph-rsid="007c872d"/>
    </style:style>
    <style:style style:name="P7" style:family="paragraph" style:parent-style-name="Text_20_body">
      <style:text-properties officeooo:paragraph-rsid="007d1497"/>
    </style:style>
    <style:style style:name="P8" style:family="paragraph" style:parent-style-name="Text_20_body">
      <style:text-properties officeooo:paragraph-rsid="007e2585"/>
    </style:style>
    <style:style style:name="P9" style:family="paragraph" style:parent-style-name="Text_20_body">
      <style:text-properties officeooo:paragraph-rsid="0083b76b"/>
    </style:style>
    <style:style style:name="P10" style:family="paragraph" style:parent-style-name="Text_20_body">
      <style:text-properties officeooo:rsid="008ea17b" officeooo:paragraph-rsid="008ea17b"/>
    </style:style>
    <style:style style:name="P11" style:family="paragraph" style:parent-style-name="Text_20_body">
      <style:text-properties officeooo:paragraph-rsid="0097cd0c"/>
    </style:style>
    <style:style style:name="P12" style:family="paragraph" style:parent-style-name="Text_20_body">
      <style:text-properties officeooo:paragraph-rsid="009c875a"/>
    </style:style>
    <style:style style:name="P13" style:family="paragraph" style:parent-style-name="Text_20_body">
      <style:text-properties officeooo:paragraph-rsid="009e2d88"/>
    </style:style>
    <style:style style:name="P14" style:family="paragraph" style:parent-style-name="Text_20_body">
      <style:text-properties officeooo:rsid="009e2d88" officeooo:paragraph-rsid="009e2d88"/>
    </style:style>
    <style:style style:name="P15" style:family="paragraph" style:parent-style-name="Text_20_body">
      <style:text-properties officeooo:paragraph-rsid="00a3ce85"/>
    </style:style>
    <style:style style:name="P16" style:family="paragraph" style:parent-style-name="Text_20_body">
      <style:text-properties officeooo:rsid="00a3ce85" officeooo:paragraph-rsid="00a3ce85"/>
    </style:style>
    <style:style style:name="P17" style:family="paragraph" style:parent-style-name="Text_20_body">
      <style:text-properties officeooo:rsid="00a7e811" officeooo:paragraph-rsid="00a7e811"/>
    </style:style>
    <style:style style:name="P18" style:family="paragraph" style:parent-style-name="Text_20_body">
      <style:text-properties officeooo:rsid="00aaf1e9" officeooo:paragraph-rsid="00aaf1e9"/>
    </style:style>
    <style:style style:name="P19" style:family="paragraph" style:parent-style-name="Text_20_body">
      <style:text-properties officeooo:rsid="00b33d09" officeooo:paragraph-rsid="00b33d09"/>
    </style:style>
    <style:style style:name="P20" style:family="paragraph" style:parent-style-name="Text_20_body">
      <style:text-properties officeooo:paragraph-rsid="00b33d09"/>
    </style:style>
    <style:style style:name="P21" style:family="paragraph" style:parent-style-name="Text_20_body">
      <style:text-properties officeooo:paragraph-rsid="00b407cd"/>
    </style:style>
    <style:style style:name="P22" style:family="paragraph" style:parent-style-name="Text_20_body">
      <style:text-properties officeooo:paragraph-rsid="0072beea"/>
    </style:style>
    <style:style style:name="P23" style:family="paragraph" style:parent-style-name="Title">
      <style:paragraph-properties fo:text-align="start" style:justify-single-word="false"/>
      <style:text-properties fo:font-size="26pt" officeooo:paragraph-rsid="00b33d09" style:font-size-asian="26pt" style:font-size-complex="26pt"/>
    </style:style>
    <style:style style:name="P24" style:family="paragraph" style:parent-style-name="Standard">
      <style:text-properties officeooo:paragraph-rsid="00b12a46"/>
    </style:style>
    <style:style style:name="P25" style:family="paragraph" style:parent-style-name="Text_20_body">
      <style:text-properties officeooo:paragraph-rsid="00b6a671"/>
    </style:style>
    <style:style style:name="P26" style:family="paragraph" style:parent-style-name="Standard">
      <style:text-properties officeooo:paragraph-rsid="00cc9a9c"/>
    </style:style>
    <style:style style:name="P27" style:family="paragraph" style:parent-style-name="Text_20_body">
      <style:text-properties officeooo:paragraph-rsid="00ba6fc6"/>
    </style:style>
    <style:style style:name="P28" style:family="paragraph" style:parent-style-name="Text_20_body">
      <style:text-properties officeooo:paragraph-rsid="00b90b9d"/>
    </style:style>
    <style:style style:name="P29" style:family="paragraph" style:parent-style-name="Text_20_body">
      <style:text-properties officeooo:rsid="007c872d" officeooo:paragraph-rsid="00ba5bfe"/>
    </style:style>
    <style:style style:name="P30" style:family="paragraph" style:parent-style-name="Text_20_body">
      <style:text-properties officeooo:rsid="00bd2539" officeooo:paragraph-rsid="00bd2539"/>
    </style:style>
    <style:style style:name="P31" style:family="paragraph" style:parent-style-name="Text_20_body">
      <style:text-properties officeooo:paragraph-rsid="00c810c6"/>
    </style:style>
    <style:style style:name="P32" style:family="paragraph" style:parent-style-name="Text_20_body">
      <style:text-properties officeooo:paragraph-rsid="00ccc03a"/>
    </style:style>
    <style:style style:name="P33" style:family="paragraph" style:parent-style-name="Text_20_body">
      <style:text-properties officeooo:paragraph-rsid="00ccc25c"/>
    </style:style>
    <style:style style:name="P34" style:family="paragraph" style:parent-style-name="Text_20_body">
      <style:text-properties officeooo:paragraph-rsid="00ce79b8"/>
    </style:style>
    <style:style style:name="P35" style:family="paragraph" style:parent-style-name="Text_20_body">
      <style:text-properties officeooo:paragraph-rsid="00cf08a4"/>
    </style:style>
    <style:style style:name="P36" style:family="paragraph" style:parent-style-name="Text_20_body">
      <style:text-properties officeooo:rsid="00cf08a4" officeooo:paragraph-rsid="00cf08a4"/>
    </style:style>
    <style:style style:name="P37" style:family="paragraph" style:parent-style-name="Heading_20_1" style:list-style-name=""/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fo:background-color="transparent"/>
    </style:style>
    <style:style style:name="P40" style:family="paragraph" style:parent-style-name="Heading_20_1">
      <style:text-properties officeooo:paragraph-rsid="00a507dc"/>
    </style:style>
    <style:style style:name="P41" style:family="paragraph" style:parent-style-name="Heading_20_1">
      <style:paragraph-properties fo:break-before="page"/>
      <style:text-properties officeooo:paragraph-rsid="00a507dc"/>
    </style:style>
    <style:style style:name="P42" style:family="paragraph" style:parent-style-name="Heading_20_1">
      <style:text-properties officeooo:paragraph-rsid="00a8ef56"/>
    </style:style>
    <style:style style:name="P43" style:family="paragraph" style:parent-style-name="Heading_20_1">
      <style:paragraph-properties fo:break-before="page"/>
      <style:text-properties officeooo:paragraph-rsid="00a8ef56"/>
    </style:style>
    <style:style style:name="P44" style:family="paragraph" style:parent-style-name="Heading_20_1">
      <style:paragraph-properties fo:break-before="page"/>
      <style:text-properties officeooo:paragraph-rsid="00a07982"/>
    </style:style>
    <style:style style:name="P45" style:family="paragraph" style:parent-style-name="Standard" style:list-style-name="L2">
      <style:text-properties officeooo:rsid="00b6a671" officeooo:paragraph-rsid="00b6a671"/>
    </style:style>
    <style:style style:name="P46" style:family="paragraph" style:parent-style-name="Standard">
      <style:text-properties officeooo:paragraph-rsid="00d67e99"/>
    </style:style>
    <style:style style:name="P47" style:family="paragraph" style:parent-style-name="Text_20_body" style:list-style-name="L1">
      <style:text-properties officeooo:paragraph-rsid="00b33d09"/>
    </style:style>
    <style:style style:name="P48" style:family="paragraph" style:parent-style-name="Text_20_body" style:list-style-name="L1">
      <style:text-properties officeooo:rsid="009092d5" officeooo:paragraph-rsid="00b33d09"/>
    </style:style>
    <style:style style:name="P49" style:family="paragraph" style:parent-style-name="Text_20_body" style:list-style-name="">
      <style:text-properties officeooo:rsid="00714dfb" officeooo:paragraph-rsid="0079e657"/>
    </style:style>
    <style:style style:name="P50" style:family="paragraph" style:parent-style-name="Text_20_body" style:list-style-name="L3">
      <style:text-properties officeooo:paragraph-rsid="00ba6fc6"/>
    </style:style>
    <style:style style:name="P51" style:family="paragraph" style:parent-style-name="Text_20_body" style:list-style-name="L4">
      <style:text-properties officeooo:rsid="00b90b9d" officeooo:paragraph-rsid="00b90b9d"/>
    </style:style>
    <style:style style:name="P52" style:family="paragraph" style:parent-style-name="Text_20_body" style:list-style-name="L4">
      <style:text-properties officeooo:rsid="00ba5bfe" officeooo:paragraph-rsid="00ba5bfe"/>
    </style:style>
    <style:style style:name="P53" style:family="paragraph" style:parent-style-name="Text_20_body">
      <style:text-properties officeooo:rsid="00bd2539" officeooo:paragraph-rsid="00bb50a9"/>
    </style:style>
    <style:style style:name="P54" style:family="paragraph" style:parent-style-name="Text_20_body" style:list-style-name="L5"/>
    <style:style style:name="P55" style:family="paragraph" style:parent-style-name="Text_20_body" style:list-style-name="L6">
      <style:text-properties officeooo:paragraph-rsid="00c09a05"/>
    </style:style>
    <style:style style:name="P56" style:family="paragraph" style:parent-style-name="Text_20_body" style:list-style-name="L6">
      <style:text-properties officeooo:paragraph-rsid="00c1af75"/>
    </style:style>
    <style:style style:name="P57" style:family="paragraph" style:parent-style-name="Text_20_body" style:list-style-name="L6">
      <style:text-properties officeooo:paragraph-rsid="00c365b1"/>
    </style:style>
    <style:style style:name="P58" style:family="paragraph" style:parent-style-name="Text_20_body" style:list-style-name="L6">
      <style:text-properties officeooo:paragraph-rsid="0099bea0"/>
    </style:style>
    <style:style style:name="P59" style:family="paragraph" style:parent-style-name="Text_20_body" style:list-style-name="L6">
      <style:text-properties officeooo:paragraph-rsid="00c6f1b1"/>
    </style:style>
    <style:style style:name="P60" style:family="paragraph" style:parent-style-name="Text_20_body" style:list-style-name="L6">
      <style:text-properties officeooo:rsid="00c6f1b1" officeooo:paragraph-rsid="00c6f1b1"/>
    </style:style>
    <style:style style:name="P61" style:family="paragraph" style:parent-style-name="Text_20_body" style:list-style-name="L7"/>
    <style:style style:name="P62" style:family="paragraph" style:parent-style-name="Text_20_body" style:list-style-name="L8">
      <style:text-properties officeooo:paragraph-rsid="00a3ce85"/>
    </style:style>
    <style:style style:name="P63" style:family="paragraph" style:parent-style-name="Text_20_body" style:list-style-name="L9">
      <style:text-properties officeooo:paragraph-rsid="00a8ef56"/>
    </style:style>
    <style:style style:name="P64" style:family="paragraph" style:parent-style-name="Text_20_body" style:list-style-name="L10"/>
    <style:style style:name="P65" style:family="paragraph" style:parent-style-name="Text_20_body">
      <style:text-properties officeooo:paragraph-rsid="00d24f17"/>
    </style:style>
    <style:style style:name="P66" style:family="paragraph" style:parent-style-name="Text_20_body">
      <style:text-properties officeooo:paragraph-rsid="00d423e6"/>
    </style:style>
    <style:style style:name="P67" style:family="paragraph" style:parent-style-name="Text_20_body">
      <style:text-properties officeooo:paragraph-rsid="00d4d9d1"/>
    </style:style>
    <style:style style:name="P68" style:family="paragraph" style:parent-style-name="Text_20_body">
      <style:text-properties officeooo:paragraph-rsid="00d86623"/>
    </style:style>
    <style:style style:name="P69" style:family="paragraph" style:parent-style-name="Text_20_body">
      <style:text-properties officeooo:rsid="00d86623" officeooo:paragraph-rsid="00d86623"/>
    </style:style>
    <style:style style:name="P70" style:family="paragraph" style:parent-style-name="Text_20_body" style:list-style-name="L11">
      <style:text-properties officeooo:paragraph-rsid="00d8bd05"/>
    </style:style>
    <style:style style:name="P71" style:family="paragraph" style:parent-style-name="Text_20_body">
      <style:text-properties officeooo:rsid="00d8bd05" officeooo:paragraph-rsid="00d8bd05"/>
    </style:style>
    <style:style style:name="P72" style:family="paragraph" style:parent-style-name="Text_20_body">
      <style:text-properties officeooo:rsid="00da1af6" officeooo:paragraph-rsid="00da1af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c875a" style:font-style-asian="italic" style:font-style-complex="italic"/>
    </style:style>
    <style:style style:name="T3" style:family="text">
      <style:text-properties fo:font-style="italic" officeooo:rsid="00ce79b8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70f9c6"/>
    </style:style>
    <style:style style:name="T6" style:family="text">
      <style:text-properties officeooo:rsid="00713c8e"/>
    </style:style>
    <style:style style:name="T7" style:family="text">
      <style:text-properties officeooo:rsid="00714dfb"/>
    </style:style>
    <style:style style:name="T8" style:family="text">
      <style:text-properties officeooo:rsid="0072beea"/>
    </style:style>
    <style:style style:name="T9" style:family="text">
      <style:text-properties officeooo:rsid="0074b0c6"/>
    </style:style>
    <style:style style:name="T10" style:family="text">
      <style:text-properties officeooo:rsid="00770732"/>
    </style:style>
    <style:style style:name="T11" style:family="text">
      <style:text-properties officeooo:rsid="0077e733"/>
    </style:style>
    <style:style style:name="T12" style:family="text">
      <style:text-properties officeooo:rsid="0079e657"/>
    </style:style>
    <style:style style:name="T13" style:family="text">
      <style:text-properties officeooo:rsid="007a3097"/>
    </style:style>
    <style:style style:name="T14" style:family="text">
      <style:text-properties officeooo:rsid="007c29d7"/>
    </style:style>
    <style:style style:name="T15" style:family="text">
      <style:text-properties officeooo:rsid="007c872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713c8e" style:font-weight-asian="bold" style:font-weight-complex="bold"/>
    </style:style>
    <style:style style:name="T18" style:family="text">
      <style:text-properties fo:font-weight="bold" officeooo:rsid="00b33d09" style:font-weight-asian="bold" style:font-weight-complex="bold"/>
    </style:style>
    <style:style style:name="T19" style:family="text">
      <style:text-properties fo:font-weight="bold" officeooo:rsid="00b6a671" style:font-weight-asian="bold" style:font-weight-complex="bold"/>
    </style:style>
    <style:style style:name="T20" style:family="text">
      <style:text-properties fo:font-weight="bold" officeooo:rsid="007c29d7" style:font-weight-asian="bold" style:font-weight-complex="bold"/>
    </style:style>
    <style:style style:name="T21" style:family="text">
      <style:text-properties officeooo:rsid="007e2684"/>
    </style:style>
    <style:style style:name="T22" style:family="text">
      <style:text-properties officeooo:rsid="0080338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83b76b"/>
    </style:style>
    <style:style style:name="T25" style:family="text">
      <style:text-properties officeooo:rsid="0085f1ee"/>
    </style:style>
    <style:style style:name="T26" style:family="text">
      <style:text-properties officeooo:rsid="00872a26"/>
    </style:style>
    <style:style style:name="T27" style:family="text">
      <style:text-properties officeooo:rsid="008b73da"/>
    </style:style>
    <style:style style:name="T28" style:family="text">
      <style:text-properties officeooo:rsid="008ea17b"/>
    </style:style>
    <style:style style:name="T29" style:family="text">
      <style:text-properties officeooo:rsid="009092d5"/>
    </style:style>
    <style:style style:name="T30" style:family="text">
      <style:text-properties officeooo:rsid="0090e568"/>
    </style:style>
    <style:style style:name="T31" style:family="text">
      <style:text-properties officeooo:rsid="0095d066"/>
    </style:style>
    <style:style style:name="T32" style:family="text">
      <style:text-properties officeooo:rsid="0097cd0c"/>
    </style:style>
    <style:style style:name="T33" style:family="text">
      <style:text-properties officeooo:rsid="0099bea0"/>
    </style:style>
    <style:style style:name="T34" style:family="text">
      <style:text-properties officeooo:rsid="009b5569"/>
    </style:style>
    <style:style style:name="T35" style:family="text">
      <style:text-properties officeooo:rsid="009c875a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9c875a" style:font-style-asian="normal" style:font-style-complex="normal"/>
    </style:style>
    <style:style style:name="T38" style:family="text">
      <style:text-properties fo:font-style="normal" officeooo:rsid="00a8ef56" style:font-style-asian="normal" style:font-style-complex="normal"/>
    </style:style>
    <style:style style:name="T39" style:family="text">
      <style:text-properties officeooo:rsid="009e2d88"/>
    </style:style>
    <style:style style:name="T40" style:family="text">
      <style:text-properties officeooo:rsid="009e443e"/>
    </style:style>
    <style:style style:name="T41" style:family="text">
      <style:text-properties officeooo:rsid="009e8a6d"/>
    </style:style>
    <style:style style:name="T42" style:family="text">
      <style:text-properties officeooo:rsid="00a3ce85"/>
    </style:style>
    <style:style style:name="T43" style:family="text">
      <style:text-properties officeooo:rsid="00a507dc"/>
    </style:style>
    <style:style style:name="T44" style:family="text">
      <style:text-properties officeooo:rsid="00a5f0b7"/>
    </style:style>
    <style:style style:name="T45" style:family="text">
      <style:text-properties officeooo:rsid="00a7e811"/>
    </style:style>
    <style:style style:name="T46" style:family="text">
      <style:text-properties officeooo:rsid="00a8ef56"/>
    </style:style>
    <style:style style:name="T47" style:family="text">
      <style:text-properties officeooo:rsid="00a95dbc"/>
    </style:style>
    <style:style style:name="T48" style:family="text">
      <style:text-properties officeooo:rsid="00af484c"/>
    </style:style>
    <style:style style:name="T49" style:family="text">
      <style:text-properties officeooo:rsid="00b33d09"/>
    </style:style>
    <style:style style:name="T50" style:family="text">
      <style:text-properties officeooo:rsid="00b407cd"/>
    </style:style>
    <style:style style:name="T51" style:family="text">
      <style:text-properties officeooo:rsid="00b6a671"/>
    </style:style>
    <style:style style:name="T52" style:family="text">
      <style:text-properties officeooo:rsid="00b72375"/>
    </style:style>
    <style:style style:name="T53" style:family="text">
      <style:text-properties officeooo:rsid="00b90b9d"/>
    </style:style>
    <style:style style:name="T54" style:family="text">
      <style:text-properties officeooo:rsid="00ba5bfe"/>
    </style:style>
    <style:style style:name="T55" style:family="text">
      <style:text-properties officeooo:rsid="00ba6fc6"/>
    </style:style>
    <style:style style:name="T56" style:family="text">
      <style:text-properties officeooo:rsid="00bb50a9"/>
    </style:style>
    <style:style style:name="T57" style:family="text">
      <style:text-properties officeooo:rsid="00bf0771"/>
    </style:style>
    <style:style style:name="T58" style:family="text">
      <style:text-properties officeooo:rsid="00c09a05"/>
    </style:style>
    <style:style style:name="T59" style:family="text">
      <style:text-properties officeooo:rsid="00c1af75"/>
    </style:style>
    <style:style style:name="T60" style:family="text">
      <style:text-properties officeooo:rsid="00c365b1"/>
    </style:style>
    <style:style style:name="T61" style:family="text">
      <style:text-properties officeooo:rsid="00c54a61"/>
    </style:style>
    <style:style style:name="T62" style:family="text">
      <style:text-properties officeooo:rsid="00c5a494"/>
    </style:style>
    <style:style style:name="T63" style:family="text">
      <style:text-properties officeooo:rsid="00c6f1b1"/>
    </style:style>
    <style:style style:name="T64" style:family="text">
      <style:text-properties officeooo:rsid="00c810c6"/>
    </style:style>
    <style:style style:name="T65" style:family="text">
      <style:text-properties officeooo:rsid="00ca569e"/>
    </style:style>
    <style:style style:name="T66" style:family="text">
      <style:text-properties officeooo:rsid="00cb4cb7"/>
    </style:style>
    <style:style style:name="T67" style:family="text">
      <style:text-properties officeooo:rsid="00cc9a9c"/>
    </style:style>
    <style:style style:name="T68" style:family="text">
      <style:text-properties officeooo:rsid="00ccc03a"/>
    </style:style>
    <style:style style:name="T69" style:family="text">
      <style:text-properties officeooo:rsid="00ccc25c"/>
    </style:style>
    <style:style style:name="T70" style:family="text">
      <style:text-properties officeooo:rsid="00ce79b8"/>
    </style:style>
    <style:style style:name="T71" style:family="text">
      <style:text-properties officeooo:rsid="00ce8e9b"/>
    </style:style>
    <style:style style:name="T72" style:family="text">
      <style:text-properties officeooo:rsid="00cf08a4"/>
    </style:style>
    <style:style style:name="T73" style:family="text">
      <style:text-properties officeooo:rsid="00d0b1c7"/>
    </style:style>
    <style:style style:name="T74" style:family="text">
      <style:text-properties officeooo:rsid="00d17bef"/>
    </style:style>
    <style:style style:name="T75" style:family="text">
      <style:text-properties officeooo:rsid="00d24f17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0770732" fo:background-color="transparent" loext:char-shading-value="0"/>
    </style:style>
    <style:style style:name="T78" style:family="text">
      <style:text-properties officeooo:rsid="0079e657" fo:background-color="transparent" loext:char-shading-value="0"/>
    </style:style>
    <style:style style:name="T79" style:family="text">
      <style:text-properties officeooo:rsid="0081e456" fo:background-color="transparent" loext:char-shading-value="0"/>
    </style:style>
    <style:style style:name="T80" style:family="text">
      <style:text-properties officeooo:rsid="00760391" fo:background-color="transparent" loext:char-shading-value="0"/>
    </style:style>
    <style:style style:name="T81" style:family="text">
      <style:text-properties officeooo:rsid="00d24f17" fo:background-color="transparent" loext:char-shading-value="0"/>
    </style:style>
    <style:style style:name="T82" style:family="text">
      <style:text-properties officeooo:rsid="00d423e6"/>
    </style:style>
    <style:style style:name="T83" style:family="text">
      <style:text-properties officeooo:rsid="00d4d9d1"/>
    </style:style>
    <style:style style:name="T84" style:family="text">
      <style:text-properties officeooo:rsid="00d67e99"/>
    </style:style>
    <style:style style:name="T85" style:family="text">
      <style:text-properties officeooo:rsid="00d86623"/>
    </style:style>
    <style:style style:name="T86" style:family="text">
      <style:text-properties officeooo:rsid="00d8bd05"/>
    </style:style>
    <style:style style:name="T87" style:family="text">
      <style:text-properties officeooo:rsid="00acfa74"/>
    </style:style>
    <style:style style:name="T88" style:family="text">
      <style:text-properties officeooo:rsid="00da1af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49">Text Mining</text:span> “Re-” in Victorian Poetry</text:p>
      <text:p text:style-name="Subtitle">Script</text:p>
      <text:p text:style-name="Standard"/>
      <text:h text:style-name="Heading_20_1" text:outline-level="1">Slide 1 (Title <text:span text:style-name="T49">+ Topic</text:span>)</text:h>
      <text:p text:style-name="P1">Hi</text:p>
      <text:p text:style-name="P1">Thank / Welcome</text:p>
      <text:p text:style-name="P1">I’m Adam Mazel, Digital Publishing Librarian, IU</text:p>
      <text:p text:style-name="Text_20_body"/>
      <text:p text:style-name="Text_20_body"><text:span text:style-name="T18">M</text:span><text:span text:style-name="T16">y </text:span><text:span text:style-name="T17">title and topic </text:span><text:span text:style-name="T16">differ from what was advertised</text:span><text:span text:style-name="T11">. </text:span></text:p>
      <text:p text:style-name="P19">I’m not going to overview my public-facing database of rhyming dictionaries of the Victorian era. </text:p>
      <text:p text:style-name="P20"/>
      <text:p text:style-name="P20"><text:span text:style-name="T11">Instead, </text:span>I’<text:span text:style-name="T49">m going to share the results of </text:span><text:span text:style-name="T18">text mining</text:span> trends in how the prefix “<text:span text:style-name="T49">r</text:span>e-” <text:span text:style-name="T49">features </text:span>in the poetry of four Victorian poets:</text:p>
      <text:list xml:id="list118307956" text:style-name="L1">
        <text:list-item>
          <text:p text:style-name="P47"><text:span text:style-name="T29">D</text:span><text:span text:style-name="T7">ante </text:span><text:span text:style-name="T29">G</text:span><text:span text:style-name="T7">abriel</text:span><text:span text:style-name="T29"> Rossetti</text:span></text:p>
        </text:list-item>
        <text:list-item>
          <text:p text:style-name="P47"><text:span text:style-name="T29">A</text:span><text:span text:style-name="T7">lgernon </text:span><text:span text:style-name="T29">C</text:span><text:span text:style-name="T7">harles</text:span><text:span text:style-name="T29"> Swinburne</text:span></text:p>
        </text:list-item>
        <text:list-item>
          <text:p text:style-name="P48">Thomas Hardy</text:p>
        </text:list-item>
        <text:list-item>
          <text:p text:style-name="P47"><text:span text:style-name="T49">and</text:span><text:span text:style-name="T29"> the </text:span><text:span text:style-name="T30">two </text:span><text:span text:style-name="T29">poets known as </text:span>Michael Field</text:p>
          <text:list>
            <text:list-item>
              <text:p text:style-name="P47"><text:span text:style-name="T30">Katherine Bradly and Edith Cooper, who co-wrote </text:span><text:span text:style-name="T49">as</text:span><text:span text:style-name="T30"> that single male pseudonym</text:span></text:p>
            </text:list-item>
          </text:list>
        </text:list-item>
      </text:list>
      <text:h text:style-name="P37" text:outline-level="1"/>
      <text:h text:style-name="P38" text:outline-level="1">Slide 2 (Why <text:span text:style-name="T23">“Re-</text:span>” in VP? )</text:h>
      <text:p text:style-name="P4"><text:span text:style-name="T7">So why am I text mining</text:span> the prefix “re-” in Victorian poetry? <text:span text:style-name="T50">Here is </text:span>how this presentation came about.</text:p>
      <text:p text:style-name="P5"><text:span text:style-name="T7">I have a </text:span>PhD in English <text:span text:style-name="T7">literature</text:span>—specifically, Victorian poetry—from the University of Michigan, <text:span text:style-name="T49">which I earned in</text:span> 2014. <text:span text:style-name="T7">This winter,</text:span> one of my dissertation committee members, <text:span text:style-name="T7">Adela Pinch,</text:span> invite<text:span text:style-name="T5">d</text:span> me to <text:span text:style-name="T5">join</text:span> her panel at<text:span text:style-name="T6"> the North American Victorian Studies Association </text:span><text:span text:style-name="T7">(NAVSA) </text:span><text:span text:style-name="T6">2023 Conference, </text:span><text:span text:style-name="T12">which is taking place this weekend here at IU</text:span>. </text:p>
      <text:p text:style-name="P21">The theme of the <text:span text:style-name="T74">c</text:span>onference is “Revision, Return, and Reform” in the Victorian era. But rather than focus on, <text:span text:style-name="T50">say, “Revision”</text:span> in Victorian poetry, or, less intuitively, on “vision” in Victorian poetry, this panel proposed to focus on the “-re-” that recurs in the theme: they <text:span text:style-name="T50">want to</text:span> explor<text:span text:style-name="T50">e</text:span> whether this seemingly insignificant letter pairing—<text:span text:style-name="T50">as a prefix, or abbreviation, or rhyme, etc.</text:span><text:span text:style-name="T74">—</text:span>is in fact significant <text:span text:style-name="T50">to</text:span> Victorian poetry. </text:p>
      <text:p text:style-name="P22"><text:span text:style-name="T75">Adela </text:span>asked me to a<text:span text:style-name="T22">nalyze</text:span> “-re-” using digital humanities methods. <text:span text:style-name="T14">And</text:span> <text:span text:style-name="T8">I agreed. </text:span><text:span text:style-name="T50">So that’s why I’m exploring this topic!</text:span></text:p>
      <text:p text:style-name="Text_20_body"/>
      <text:p text:style-name="P2"><text:span text:style-name="T12">The reason that I’m</text:span> <text:span text:style-name="T7">presenting this as part of IDAH’s Wednesday Noon Digital Scholarship Series</text:span> is to test drive <text:span text:style-name="T12">my NAVSA</text:span> presentation.</text:p>
      <text:p text:style-name="P3">So I welcome not only questions but also feedback on how to improve my presentation between now and then.</text:p>
      <text:p text:style-name="P3"><text:span text:style-name="T22">But</text:span><text:span text:style-name="T12"> because it is meant for scholars of Victorian literature,</text:span> this presentation may assume knowledge of Victorian poetry <text:span text:style-name="T12">that only insiders have</text:span>. <text:span text:style-name="T75">I’m happy to clarify any confusion during the Q &amp; A. </text:span></text:p>
      <text:h text:style-name="P49" text:outline-level="1"/>
      <text:h text:style-name="P38" text:outline-level="1">Slide <text:span text:style-name="T9">3</text:span> (Methodology) </text:h>
      <text:p text:style-name="Text_20_body">So <text:span text:style-name="T22">of all the DH methods, </text:span>why did I decide to use text mining to analyze <text:span text:style-name="T9">the prefix “</text:span>re-”? </text:p>
      <text:p text:style-name="Text_20_body">Well, text mining and small, seemingly insignificant features of texts, like prefixes such as “re-,” go hand in hand. That’s because trivial details can be hard to notice with one’s eye—but they’re easy to notice and track via a computer.</text:p>
      <text:p text:style-name="P25">So that’s why I’m text mining. Now, I want to briefly mention <text:span text:style-name="T4">how</text:span><text:span text:style-name="T16"> I’m text mining</text:span>. </text:p>
      <text:p text:style-name="Text_20_body"><text:span text:style-name="T51">M</text:span>y computational text analyses are conducted via <text:span text:style-name="T16">Python</text:span>.</text:p>
      <text:p text:style-name="P24"><text:span text:style-name="T51">And I’m analyzing the “re-” prefix using four </text:span><text:span text:style-name="T19">methods</text:span><text:span text:style-name="T51">: </text:span></text:p>
      <text:list xml:id="list4138881325" text:style-name="L2">
        <text:list-item>
          <text:p text:style-name="P45">Keyword Frequency</text:p>
        </text:list-item>
        <text:list-item>
          <text:p text:style-name="P45"><text:span text:style-name="T75">A variation of </text:span>Key Word in Context (KWIC)</text:p>
        </text:list-item>
        <text:list-item>
          <text:p text:style-name="P45">Time Series Analysis, or more specifically, Term Frequency over Time</text:p>
        </text:list-item>
        <text:list-item>
          <text:p text:style-name="P45">And, lastly, Sentiment Analysis</text:p>
        </text:list-item>
      </text:list>
      <text:p text:style-name="P65"><text:span text:style-name="T52">I chose these methods because I believe they are apt for tracing features, such as “re-”; they work well with smaller data sets, as mine is; </text:span><text:span text:style-name="T75">and </text:span><text:span text:style-name="T52">they’re apt for </text:span><text:span text:style-name="T77">“Exploratory Data Analysis,”</text:span><text:span text:style-name="T52"> </text:span><text:span text:style-name="T75">which is what I’m doing here. </text:span><text:span text:style-name="T78">I</text:span><text:span text:style-name="T77"> define </text:span><text:span text:style-name="T81">this EDA </text:span><text:span text:style-name="T77">as the use of visualizations </text:span><text:span text:style-name="T78">t</text:span><text:span text:style-name="T77">o discover trends </text:span><text:span text:style-name="T78">in data </text:span><text:span text:style-name="T79">that</text:span><text:span text:style-name="T77"> generate questions and basic insights. </text:span><text:span text:style-name="T78">In other words,</text:span><text:span text:style-name="T77"> this</text:span><text:span text:style-name="T76"> research is early stage. S</text:span><text:span text:style-name="T80">o I’ll be s</text:span><text:span text:style-name="T76">har</text:span><text:span text:style-name="T80">ing</text:span><text:span text:style-name="T76"> observations, rather than </text:span><text:span text:style-name="T80">in-depth </text:span><text:span text:style-name="T76">arguments.</text:span></text:p>
      <text:h text:style-name="Heading_20_1" text:outline-level="1" text:is-list-header="true"/>
      <text:h text:style-name="P38" text:outline-level="1">Slide <text:span text:style-name="T10">5 – </text:span><text:span text:style-name="T54">9</text:span><text:span text:style-name="T10"> </text:span><text:span text:style-name="T54">Data</text:span></text:h>
      <text:p text:style-name="P28">So <text:span text:style-name="T14">now I </text:span><text:span text:style-name="T53">want to </text:span><text:span text:style-name="T26">clarify my dataset: that is to say make plain</text:span><text:span text:style-name="T14"> what poetry </text:span><text:span text:style-name="T26">is being</text:span><text:span text:style-name="T13"> analyz</text:span><text:span text:style-name="T26">ed</text:span><text:span text:style-name="T14">.</text:span></text:p>
      <text:p text:style-name="P27"><text:span text:style-name="T55">M</text:span><text:span text:style-name="T14">y data is </text:span><text:span text:style-name="T16">all their books of poetry</text:span> </text:p>
      <text:list xml:id="list3307106778" text:style-name="L3">
        <text:list-item>
          <text:p text:style-name="P50">except verse dramas, excluded because I deemed it a separate genre</text:p>
        </text:list-item>
        <text:list-item>
          <text:p text:style-name="P50">and except Hardy’s <text:span text:style-name="T1">Winter Words </text:span>(1928), which is under copyright and thus not easily accessible in machine-readable format</text:p>
        </text:list-item>
      </text:list>
      <text:p text:style-name="P28">Here are the corpora that I analyzed:</text:p>
      <text:list xml:id="list962929664" text:style-name="L4">
        <text:list-item>
          <text:p text:style-name="P51">D<text:span text:style-name="T54">G </text:span>Rossetti</text:p>
        </text:list-item>
        <text:list-item>
          <text:p text:style-name="P52">AC Swinburne</text:p>
        </text:list-item>
        <text:list-item>
          <text:p text:style-name="P52">Michael Field </text:p>
        </text:list-item>
        <text:list-item>
          <text:p text:style-name="P52">Thomas Hardy</text:p>
        </text:list-item>
      </text:list>
      <text:p text:style-name="P29"/>
      <text:p text:style-name="P28"><text:span text:style-name="T54">B</text:span><text:span text:style-name="T14">riefly explain </text:span><text:span text:style-name="T20">why I chose to analyze these four poets</text:span><text:span text:style-name="T14">:</text:span></text:p>
      <text:p text:style-name="P9">I chose <text:span text:style-name="T14">Rossetti, Field, and Hardy because they are </text:span><text:span text:style-name="T24">the poets</text:span><text:span text:style-name="T14"> </text:span><text:span text:style-name="T24">that </text:span><text:span text:style-name="T14">my co-panelists are analyzing </text:span><text:span text:style-name="T15">with</text:span><text:span text:style-name="T14"> close reading. So </text:span><text:span text:style-name="T15">I thought I would complement my colleagues’ close reading by</text:span> <text:span text:style-name="T26">employing</text:span> distant reading <text:span text:style-name="T26">to offer a different, broader perspective on the same material</text:span><text:span text:style-name="T15">.</text:span></text:p>
      <text:p text:style-name="P6">And I chose Swinburne because<text:span text:style-name="T15"> I’m familiar with him </text:span><text:span text:style-name="T75">from my scholarship</text:span><text:span text:style-name="T15">.</text:span></text:p>
      <text:p text:style-name="Text_20_body">And <text:span text:style-name="T15">frankly </text:span>I chose <text:span text:style-name="T26">all of </text:span>them because their poetry is available in machine-readable format and relatively clean.</text:p>
      <text:p text:style-name="Text_20_body"/>
      <text:h text:style-name="P37" text:outline-level="1"/>
      <text:h text:style-name="P39" text:outline-level="1">Slide <text:span text:style-name="T65">10</text:span> <text:span text:style-name="T21">(Who Uses Re- </text:span><text:span text:style-name="T57">More / Less</text:span><text:span text:style-name="T21">?)</text:span></text:h>
      <text:p text:style-name="P7">So that is the preliminary info. Now, let’s get into the analyses.</text:p>
      <text:p text:style-name="P53">My first analysis asks, who of these four poets uses the “re-” prefix more often, and who uses that prefix less often?</text:p>
      <text:p text:style-name="P30">To learn this, <text:span text:style-name="T56">I did a keyword frequency analysis </text:span>that calculates<text:span text:style-name="T56">, </text:span><text:span text:style-name="T25">W</text:span><text:span text:style-name="T56">hat percent</text:span><text:span text:style-name="T21"> </text:span><text:span text:style-name="T56">of each poet’s corpus is composed of “re-” prefixed words? </text:span>I then visualized the results in a bar chart to facilitate comparison of those percentages.</text:p>
      <text:p text:style-name="P30">[code]</text:p>
      <text:p text:style-name="P8"/>
      <text:h text:style-name="P37" text:outline-level="1"/>
      <text:h text:style-name="P39" text:outline-level="1">Slide <text:span text:style-name="T65">11</text:span><text:span text:style-name="T21"> (Results)</text:span></text:h>
      <text:p text:style-name="Text_20_body">Results: </text:p>
      <text:list xml:id="list3283380020" text:style-name="L5">
        <text:list-item>
          <text:p text:style-name="P54">Of the four, Hardy uses the “re-” prefix the most (four times more than Swinburne); </text:p>
        </text:list-item>
        <text:list-item>
          <text:p text:style-name="P54">Rossetti uses it the least—indeed, he almost never uses it</text:p>
        </text:list-item>
      </text:list>
      <text:h text:style-name="P37" text:outline-level="1"/>
      <text:h text:style-name="P38" text:outline-level="1">Slide <text:span text:style-name="T65">12</text:span> <text:span text:style-name="T28">(Which Re- Words are Used and How Often?)</text:span></text:h>
      <text:p text:style-name="Text_20_body">So, now that we know who uses re- prefix most / least, let’s <text:span text:style-name="T57">do a different keyword frequency analysis, one that shows</text:span> which “re-” <text:span text:style-name="T27">prefixed </text:span>words <text:span text:style-name="T57">are used by</text:span> each poet and how often. <text:span text:style-name="T57">This can tell us which “re-” words are keywords.</text:span></text:p>
      <text:p text:style-name="Text_20_body">[code]</text:p>
      <text:h text:style-name="P38" text:outline-level="1">Slide 1<text:span text:style-name="T65">3</text:span> <text:span text:style-name="T28">(Re- Frequency Results)</text:span></text:h>
      <text:p text:style-name="P10">[Walk through results:]</text:p>
      <text:list xml:id="list1142082383" text:style-name="L6">
        <text:list-item>
          <text:p text:style-name="P55">Swinburne </text:p>
          <text:list>
            <text:list-item>
              <text:p text:style-name="P56">has a small vocabulary of re- words (only three), but <text:span text:style-name="T59">a high frequency</text:span>: “re-risen” 12 <text:span text:style-name="T29">times</text:span></text:p>
            </text:list-item>
            <text:list-item>
              <text:p text:style-name="P55">Swinburne’<text:span text:style-name="T59">s </text:span>“re-risen”: 80% of Swinburne’s “re-” <text:span text:style-name="T31">prefixed w</text:span>ords <text:span text:style-name="T63">(12/15)</text:span>. <text:span text:style-name="T31">In other words, w</text:span>hen Swinburne uses <text:span text:style-name="T31">the prefix </text:span>“re-”, it almost always precedes “risen”; <text:span text:style-name="T31">the two terms are co-occur</text:span><text:span text:style-name="T60">r</text:span><text:span text:style-name="T31">ing; the former </text:span><text:span text:style-name="T59">almost mandates </text:span><text:span text:style-name="T31">the appearance of the latter.</text:span></text:p>
              <text:list>
                <text:list-item>
                  <text:p text:style-name="P55">So why does Swinburne use “re-” with “risen”?</text:p>
                  <text:list>
                    <text:list-item>
                      <text:p text:style-name="P56"><text:span text:style-name="T59">In terms of content, </text:span>it points to <text:span text:style-name="T31">a </text:span><text:span text:style-name="T58">thematic </text:span>interest in <text:span text:style-name="T58">rebirth and </text:span>resurrection.</text:p>
                    </text:list-item>
                    <text:list-item>
                      <text:p text:style-name="P55">In terms of form, “<text:span text:style-name="T31">re-” </text:span><text:span text:style-name="T59">plus</text:span><text:span text:style-name="T31"> “risen”</text:span> creates alliteration--the “re-” prefix echoes with the “ri-” <text:span text:style-name="T31">(rih)</text:span> of “risen”--so it <text:span text:style-name="T59">perpetuates</text:span> Swinburne’s styl<text:span text:style-name="T63">istics of</text:span> sonic repetition.</text:p>
                      <text:p text:style-name="P55"/>
                    </text:list-item>
                  </text:list>
                </text:list-item>
              </text:list>
            </text:list-item>
          </text:list>
        </text:list-item>
        <text:list-item>
          <text:p text:style-name="P56">Hardy</text:p>
          <text:list>
            <text:list-item>
              <text:p text:style-name="P57"><text:span text:style-name="T61">unlike Swinburne, </text:span><text:span text:style-name="T29">has a </text:span><text:span text:style-name="T59">large</text:span><text:span text:style-name="T29"> vocabulary of re-prefixed words </text:span><text:span text:style-name="T60">(15)</text:span><text:span text:style-name="T29">, but each has low frequency: </text:span>“re-enact”<text:span text:style-name="T29"> </text:span><text:span text:style-name="T82">is used </text:span><text:span text:style-name="T29">only </text:span><text:span text:style-name="T59">four</text:span> <text:span text:style-name="T29">times. </text:span></text:p>
            </text:list-item>
            <text:list-item>
              <text:p text:style-name="P57"><text:span text:style-name="T29">Indeed, </text:span><text:span text:style-name="T60">characteristic of</text:span><text:span text:style-name="T29"> Hardy is the </text:span>breath of <text:span text:style-name="T29">his </text:span>“re-” vocabulary, rather than <text:span text:style-name="T29">its </text:span>depth</text:p>
              <text:p text:style-name="P56"/>
            </text:list-item>
          </text:list>
        </text:list-item>
        <text:list-item>
          <text:p text:style-name="P56"><text:span text:style-name="T29">Michael </text:span>Field </text:p>
          <text:list>
            <text:list-item>
              <text:p text:style-name="P57"><text:span text:style-name="T60">like Hardy, they </text:span><text:span text:style-name="T29">use </text:span><text:span text:style-name="T60">an array</text:span><text:span text:style-name="T29"> of re-prefixed words </text:span><text:span text:style-name="T60">(8)</text:span></text:p>
            </text:list-item>
            <text:list-item>
              <text:p text:style-name="P57"><text:span text:style-name="T29">but unlike Hardy and Swinburne, they </text:span>use “re-” words only once—<text:span text:style-name="T30">indeed, they </text:span>never repeat a “re-” word <text:span text:style-name="T63">in all their poetry</text:span>. </text:p>
              <text:p text:style-name="P58"/>
            </text:list-item>
          </text:list>
        </text:list-item>
        <text:list-item>
          <text:p text:style-name="P57"><text:span text:style-name="T30">DG </text:span>Rossetti</text:p>
          <text:list>
            <text:list-item>
              <text:p text:style-name="P57"><text:span text:style-name="T30">in all of his verse,</text:span> uses only one “re-” <text:span text:style-name="T30">prefixed</text:span> word--“re-born”--<text:span text:style-name="T30">and does so only one time.</text:span></text:p>
              <text:list>
                <text:list-item>
                  <text:p text:style-name="P57"><text:span text:style-name="T32">the only place that Rossetti uses a re- prefixed word is </text:span>in his 1879 sonnet, “Ardour &amp; Memory” from the <text:span text:style-name="T1">House of Life. </text:span></text:p>
                </text:list-item>
                <text:list-item>
                  <text:p text:style-name="P57">This <text:span text:style-name="T32">make</text:span>s <text:span text:style-name="T32">Rossetti’s “re-born” </text:span>a <text:span text:style-name="T1">hapax legomenon</text:span>: <text:span text:style-name="T61">a</text:span> word used only once by an author in their writing</text:p>
                </text:list-item>
              </text:list>
            </text:list-item>
            <text:list-item>
              <text:p text:style-name="P57">What’s curious, however, is that while Rossetti <text:span text:style-name="T32">almost never</text:span> uses the “re-” prefix <text:span text:style-name="T32">in his poetry</text:span>, he <text:span text:style-name="T32">conversely</text:span> often uses hyphenated prefixes and hyphenated words <text:span text:style-name="T32">in his verse</text:span>, such as “a-heap” and “cukoo-throb.”</text:p>
              <text:list>
                <text:list-item>
                  <text:p text:style-name="P60">Did Rossetti eschew the “re-” prefix because he preferred signifying repetition performatively (through rhyme and other repetitions) rather than literally, such as by denoting it through references to “re-”?</text:p>
                </text:list-item>
              </text:list>
            </text:list-item>
            <text:list-item>
              <text:p text:style-name="P59"><text:soft-page-break/><text:span text:style-name="T33">And he never uses the unhyphenated “reborn,” “rebirth,” etc. in his poetry. But </text:span>he often uses “born” and “birth” <text:span text:style-name="T32">in his poetry:</text:span> <text:span text:style-name="T63">each</text:span> appear<text:span text:style-name="T63">s</text:span> nearly 50 times. And he almost never uses “resurrection,” <text:span text:style-name="T32">as the root appears only once. </text:span><text:span text:style-name="T62">This </text:span><text:span text:style-name="T32">suggest</text:span><text:span text:style-name="T62">s</text:span><text:span text:style-name="T32"> that </text:span><text:span text:style-name="T33">Rossetti </text:span><text:span text:style-name="T62">may be</text:span><text:span text:style-name="T33"> </text:span>more interested in <text:span text:style-name="T33">physical </text:span>birth than <text:span text:style-name="T33">spiritual </text:span>re-birth.</text:p>
            </text:list-item>
          </text:list>
        </text:list-item>
      </text:list>
      <text:h text:style-name="P38" text:outline-level="1">Slide 1<text:span text:style-name="T65">4</text:span> <text:span text:style-name="T34">(Field’s and Hardy’s </text:span>“<text:span text:style-name="T34">Re-Illume”)</text:span></text:h>
      <text:p text:style-name="P31"><text:span text:style-name="T64">I also want to take a deeper look at </text:span><text:span text:style-name="T34">the “re-”prefixed word, “re-illume,” </text:span><text:span text:style-name="T64">which </text:span><text:span text:style-name="T34">both Michael Field and Thomas Hardy use in their poetry. This word stood out to me because it is </text:span><text:span text:style-name="T35">very </text:span><text:span text:style-name="T34">rare and unfamiliar. Indeed, according to the OED, “re-illume” is among the least frequently used words, occurring fewer than 0.001 times per million words in modern written English (1500-2010). Yet </text:span><text:span text:style-name="T82">while </text:span><text:span text:style-name="T34">this “extremely rare [word </text:span><text:span text:style-name="T82">is</text:span><text:span text:style-name="T34">] unlikely ever to appear in modern text,” </text:span><text:span text:style-name="T82">it also </text:span><text:span text:style-name="T34">appears in two of my four poet’s poetry </text:span><text:span text:style-name="T35">and three of their poems: Michael Field’s </text:span><text:span text:style-name="T2">Whym Chow: Flame of Lov</text:span><text:span text:style-name="T37">e, written in 1906 but published in 1914,</text:span><text:span text:style-name="T35"> </text:span><text:span text:style-name="T39">and</text:span><text:span text:style-name="T35"> Hardy’s “Two Rosalinds” </text:span><text:span text:style-name="T39">of</text:span><text:span text:style-name="T35"> 1909 and “For Life I had never cared greatly” </text:span><text:span text:style-name="T39">of 1</text:span><text:span text:style-name="T35">917. </text:span></text:p>
      <text:p text:style-name="P12"><text:span text:style-name="T35">That contrast encourages</text:span><text:span text:style-name="T34"> a deeper look at “re-illume.” </text:span><text:span text:style-name="T35">So in my next slide I</text:span><text:span text:style-name="T34"> use text mining to put “re-illume” into broader context.</text:span></text:p>
      <text:h text:style-name="Heading_20_1" text:outline-level="1" text:is-list-header="true"/>
      <text:h text:style-name="P38" text:outline-level="1">Slide 1<text:span text:style-name="T65">5</text:span> <text:span text:style-name="T35">(Google N Gram)</text:span></text:h>
      <text:p text:style-name="Text_20_body">So here we see a visualization created by Google n-gram tool, which analyzes all of Google Books to show when a selected term was used. In this case, the counts of all variations of “re-illume” (re-illumes, re-illumed, re-illuming, etc.<text:span text:style-name="T39">)</text:span> are aggregated into one line to show the waxing and waning of the concept as a whole.</text:p>
      <text:p text:style-name="P13">In 1906, <text:span text:style-name="T39">when Michael Field referenced </text:span>“reillume,” <text:span text:style-name="T39">the term</text:span> was a popular as it ever was. <text:span text:style-name="T39">So their use makes sense. </text:span>But <text:span text:style-name="T39">in 1909 and especially 1917 when Hardy uses “reillume,”the </text:span>term was<text:span text:style-name="T39"> steadily </text:span>declin<text:span text:style-name="T39">ing</text:span> in use, <text:span text:style-name="T39">and soon to fall off a cliff.</text:span></text:p>
      <text:p text:style-name="P14">Indeed, “reillume” is a word very much of the Victorian period; its use declines after 1900 and especially after WWI. </text:p>
      <text:p text:style-name="P67"><text:span text:style-name="T82">So when </text:span>Hardy us<text:span text:style-name="T82">ed</text:span> “re-illume,” <text:span text:style-name="T39">particularly in his 1917 poem, he</text:span> w<text:span text:style-name="T39">as</text:span> using a term that was becoming <text:span text:style-name="T40">unfashionable:</text:span> <text:span text:style-name="T41">less and less</text:span> used and <text:span text:style-name="T40">perhaps even</text:span> considered <text:span text:style-name="T41">less and less</text:span> usable in poetry. <text:span text:style-name="T83">This is relevant because</text:span><text:span text:style-name="T82"> while this poem begins looking backward to the persona’s youth, it’s conclusion—where “re-illumed” appears—looks hopefully </text:span><text:span text:style-name="T83">at the present and future</text:span><text:span text:style-name="T82">. </text:span><text:span text:style-name="T83">Thus, what the poem says—a turning from a downtrodden past to a hopeful present and future—is at odds with how the poem says it—with a word (“reillumed”) that was very much of the past and harkened back to it. So whether intended or not, the language of the conclusion, specifcally “reillumed,” ironizes the </text:span><text:span text:style-name="T84">forward looking optimism by lingusitically looking back. </text:span></text:p>
      <text:p text:style-name="P66"/>
      <text:p text:style-name="P66"><text:span text:style-name="T40">The</text:span><text:span text:style-name="T41">se connotations suggest a way </text:span><text:span text:style-name="T84">a</text:span><text:span text:style-name="T41"> term may mean in a poem without necessarily being meaningful to the poem as a whole.</text:span></text:p>
      <text:h text:style-name="P38" text:outline-level="1">Slide <text:span text:style-name="T65">16</text:span> <text:span text:style-name="T42">(</text:span><text:span text:style-name="T65">KWIC: </text:span><text:span text:style-name="T42">“Re-” and “Re” in Hardy)</text:span></text:h>
      <text:p text:style-name="P46"><text:span text:style-name="T84">Now I want to continue to analyze “re-” prefixed words in broader contexts, in this case in the broader context of the sentences in which they occur. </text:span></text:p>
      <text:p text:style-name="P46">I’ll do so by using a variation of a text mining method called, Key Word in Context (KWIC). <text:span text:style-name="T66">And I’m doing so </text:span>in order to answer the question, <text:span text:style-name="T66">D</text:span>oes <text:span text:style-name="T66">Thomas</text:span> Hardy juxtapose words that start with the hyphenated "re-" prefix, <text:span text:style-name="T84">such as “re-illume” or “re-enter,”</text:span> with words that start with the unhyphenated "re" <text:span text:style-name="T67">and that </text:span><text:span text:style-name="T42">have </text:span>the same etymological root, such as “return”? </text:p>
      <text:p text:style-name="P26"/>
      <text:p text:style-name="P68"><text:span text:style-name="T67">The reason that I’m asking this question is because when I was looking at instances of the “re-” prefix in Hardy’s poetry,</text:span> I noticed that <text:span text:style-name="T67">they</text:span> often occur near words that start with “re” <text:span text:style-name="T42">without the hyphen </text:span><text:span text:style-name="T67">but of the same root.</text:span> </text:p>
      <text:p text:style-name="P68">I therefore <text:span text:style-name="T67">wrote code</text:span> to test whether this is a trend—whether "re-" prefixed words and "re" (unhyphenated) words co-occur in Hardy's poetry. Thus, I ha<text:span text:style-name="T67">ve</text:span> Python return only those sentences in Hardy’s poetry that contain both a word that starts with <text:span text:style-name="T67">the hyphenated</text:span> “re-” and a word that starts with <text:span text:style-name="T67">the unhyphenated </text:span>“re” <text:span text:style-name="T42">to see whether a high percentage of sentences that contain "re-" prefixed words also contain "re" (unhyphenated) words in close proximity</text:span>.</text:p>
      <text:p text:style-name="P11">And to better highlight these words and their proximity to one another, I had Python surround them with asterisks. </text:p>
      <text:h text:style-name="P40" text:outline-level="1" text:is-list-header="true"/>
      <text:h text:style-name="P41" text:outline-level="1">Slide <text:span text:style-name="T73">17</text:span> <text:span text:style-name="T42">(“Re-” and “Re” in Hardy: Results)</text:span></text:h>
      <text:p text:style-name="P15"><text:span text:style-name="T67">As we can see, i</text:span>t turns out that “<text:span text:style-name="T42">re-” </text:span><text:span text:style-name="T85">hyphenated</text:span><text:span text:style-name="T42"> words and “re” </text:span><text:span text:style-name="T85">unhyphenated</text:span><text:span text:style-name="T42"> words do co-occur in Hardy’s poetry</text:span>: </text:p>
      <text:list xml:id="list3423748544" text:style-name="L7">
        <text:list-item>
          <text:p text:style-name="P61">In the first <text:span text:style-name="T42">sentence</text:span>, “re-expression” is followed closely by “repartee”</text:p>
        </text:list-item>
        <text:list-item>
          <text:p text:style-name="P61">In the next example, “revive” immediately precedes “re-illume”</text:p>
        </text:list-item>
        <text:list-item>
          <text:p text:style-name="P61">In the third, “re-enactment” is proximate to “review” and “re-greeting” is rhymed with “repeating”</text:p>
        </text:list-item>
        <text:list-item>
          <text:p text:style-name="P61">And so on.</text:p>
        </text:list-item>
      </text:list>
      <text:p text:style-name="Text_20_body"/>
      <text:p text:style-name="P32">Indeed, 30% (6 / 20) of sentences containing "re-" <text:span text:style-name="T85">hyphenated</text:span> words in Hardy's poetry also contain "re" (unhyphenated) words in close proximity. And <text:span text:style-name="T67">both </text:span>uses of “re”--whether hyphenated or not-- derive from the same etymological root (hyphenated "re-" prefix).</text:p>
      <text:p text:style-name="P32"><text:span text:style-name="T68">Therefore</text:span>, “re” repeats in Hardy’s poetry: Hardy often juxtaposes “re-” words with “re” words: <text:span text:style-name="T67">they co-occur.</text:span></text:p>
      <text:p text:style-name="Text_20_body">This pattern offers insight into an easily overlooked microelement of Hardy’s style: Hardy’s juxtapositions of “re(-)”:</text:p>
      <text:p text:style-name="P16">Why <text:span text:style-name="T68">might</text:span> Hardy do this? </text:p>
      <text:list xml:id="list1688305897" text:style-name="L8">
        <text:list-item>
          <text:p text:style-name="P62"><text:span text:style-name="T43">The alliterative repe</text:span><text:span text:style-name="T42">ti</text:span><text:span text:style-name="T43">tion of</text:span><text:span text:style-name="T42"> “re-” and “re” </text:span>create<text:span text:style-name="T42">s</text:span> a visual and audial rhyme.</text:p>
        </text:list-item>
        <text:list-item>
          <text:p text:style-name="P62">They also create an echo in content: as “re(-)”, which denotes return, itself returns <text:span text:style-name="T42">in a slightly </text:span><text:span text:style-name="T43">different form.</text:span></text:p>
        </text:list-item>
      </text:list>
      <text:h text:style-name="P37" text:outline-level="1"/>
      <text:h text:style-name="P38" text:outline-level="1">Slide <text:span text:style-name="T73">18</text:span> <text:span text:style-name="T46">(When “Re-”?)</text:span></text:h>
      <text:p text:style-name="P33">Now, let’s examine <text:span text:style-name="T1">when</text:span> “re-” prefixed words <text:span text:style-name="T69">are</text:span> frequent / <text:span text:style-name="T44">infrequent </text:span><text:span text:style-name="T69">in each poets’ poetry by tracing their frequency across </text:span><text:span text:style-name="T44">each poet’s</text:span><text:span text:style-name="T69"> career..</text:span></text:p>
      <text:p text:style-name="P33">To do so, <text:span text:style-name="T69">I </text:span>use a text mining method known as “time series,” or, more specifically, “term frequency over time.” This is the same type of analysis and visualization that we saw in Google’s ngram viewer. </text:p>
      <text:h text:style-name="P42" text:outline-level="1" text:is-list-header="true"/>
      <text:h text:style-name="P43" text:outline-level="1">Slide <text:span text:style-name="T73">19</text:span> <text:span text:style-name="T46">(When “Re-”? Visualization)</text:span></text:h>
      <text:p text:style-name="P17">[Explain visualization: admit that it is a little confusing]</text:p>
      <text:p text:style-name="Text_20_body">What we can see the<text:span text:style-name="T45">n</text:span> is that:</text:p>
      <text:list xml:id="list301499187" text:style-name="L9">
        <text:list-item>
          <text:p text:style-name="P63">In the case of Swinburne, “re-”prefixed words interested him in the middle of his career, particularly in <text:span text:style-name="T1">A Century of Roundels</text:span> (1883). </text:p>
        </text:list-item>
        <text:list-item>
          <text:p text:style-name="P63"><text:span text:style-name="T70">I</text:span>n the case of Michael Field, “re-”prefixed words were of very strong interest in <text:span text:style-name="T1">Whym Chow: Flame of Love </text:span><text:span text:style-name="T38">(1914)</text:span><text:span text:style-name="T36">.</text:span></text:p>
        </text:list-item>
      </text:list>
      <text:p text:style-name="Text_20_body"><text:span text:style-name="T70">Why</text:span>? </text:p>
      <text:p text:style-name="Text_20_body">Well, with Swinburne: the “re-” prefix probably appeared in <text:span text:style-name="T1">A Century of Roundels</text:span> because <text:span text:style-name="T46">the </text:span>“re-” <text:span text:style-name="T46">prefix</text:span> signifies repetition and the roundel form is circular and repetitive: content and form echo each other <text:span text:style-name="T46">and go hand in hand.</text:span></text:p>
      <text:p text:style-name="P34">And with Field, “re-” indicates again-ness and return, and thus is apt for <text:span text:style-name="T1">Whym Chow: Flame of Love, </text:span><text:span text:style-name="T3">which is </text:span>an elegy (for their dog), where returning to the past and returning from the dead would be expected tropes. </text:p>
      <text:p text:style-name="Text_20_body">So it make sense that re- would be frequent in these two books, given their form and genre.</text:p>
      <text:h text:style-name="P37" text:outline-level="1"/>
      <text:h text:style-name="P38" text:outline-level="1">Slide 2<text:span text:style-name="T73">0</text:span> <text:span text:style-name="T47">(Sentiment Analysis)</text:span></text:h>
      <text:p text:style-name="P35"><text:span text:style-name="T71">L</text:span>astly, let’s examine the feelings associated with “re-” prefixed words, specifically whether “re-” prefixed words more often appear in contexts that are negative or positive. This can tell us about the connotations <text:span text:style-name="T46">of</text:span> “re-” prefixed words.</text:p>
      <text:p text:style-name="P35">To do so, we’re going to use a text mining method known as “sentiment analysis,” <text:span text:style-name="T72">which</text:span> classif<text:span text:style-name="T72">ies</text:span> <text:span text:style-name="T72">words</text:span>--in this case, <text:span text:style-name="T72">the words</text:span> sentences of poetry containing “re-” prefixed words--as negative, neutral, or positive. <text:span text:style-name="T72">Ultimately, I’ve programmed the sentiment analyzer to return a general sense of whether “re-” words </text:span><text:span text:style-name="T47">most often appear in sentences that are</text:span><text:span text:style-name="T72"> positive, neutral, or negative, which we can see in these results:</text:span></text:p>
      <text:p text:style-name="P36">[code]</text:p>
      <text:h text:style-name="P37" text:outline-level="1"/>
      <text:h text:style-name="P38" text:outline-level="1">Slide <text:span text:style-name="T73">21</text:span></text:h>
      <text:p text:style-name="Text_20_body">[Point out: each poet’s “re-” sentiment<text:span text:style-name="T47">]</text:span></text:p>
      <text:list xml:id="list1183520421" text:style-name="L10">
        <text:list-item>
          <text:p text:style-name="P64">Swinburne: negative</text:p>
        </text:list-item>
        <text:list-item>
          <text:p text:style-name="P64">Hardy: negative</text:p>
        </text:list-item>
        <text:list-item>
          <text:p text:style-name="P64">Field: positive</text:p>
        </text:list-item>
        <text:list-item>
          <text:p text:style-name="P64">Rossetti: negative </text:p>
        </text:list-item>
      </text:list>
      <text:p text:style-name="P69">What can this tell us? Well, with Swinburne, the sentiment analyzer tells us that “re-” words often appear in sentences that are negagive. And we know that when Swinburne uses “re-,” it tends to be with “risen.” Thus, we can probably conclude that “re-risen”--and thus the concepts of “rebirth” and <text:s/>“ressurection”--tend to appear in sentances with a negative tone. Does this mean that these concepts <text:s/>of rising again have negative connotations in Swinburne’s poetry? Or are they a moment of positivity in negative contexts?</text:p>
      <text:h text:style-name="P44" text:outline-level="1">Slide <text:span text:style-name="T73">22</text:span></text:h>
      <text:p text:style-name="P18">So that is <text:span text:style-name="T88">some </text:span>ways <text:span text:style-name="T88">how</text:span> <text:span text:style-name="T88">computational analysis can illuminate </text:span><text:span text:style-name="T85">the prefix </text:span>“re-” <text:span text:style-name="T86">in </text:span><text:span text:style-name="T88">the poetry of </text:span><text:span text:style-name="T86">four Victorian poets.</text:span></text:p>
      <text:p text:style-name="P72">My hope is that they show how digitally tracing trends in <text:span text:style-name="T86">parts of </text:span>words can </text:p>
      <text:list xml:id="list3174849271" text:style-name="L11">
        <text:list-item>
          <text:p text:style-name="P70"><text:span text:style-name="T87">illuminat</text:span><text:span text:style-name="T86">e</text:span><text:span text:style-name="T87"> </text:span><text:span text:style-name="T86">microelemnts</text:span><text:span text:style-name="T87"> of poetic style that </text:span><text:span text:style-name="T88">are significant but </text:span><text:span text:style-name="T87">would otherwise go unnoticed</text:span></text:p>
        </text:list-item>
        <text:list-item>
          <text:p text:style-name="P70"><text:span text:style-name="T48">show </text:span><text:span text:style-name="T87">how small features of a text can </text:span><text:span text:style-name="T86">contribute to a poem’s meaning, such as by functioning to knit together form and content.</text:span></text:p>
        </text:list-item>
      </text:list>
      <text:p text:style-name="P71">Thank you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6:40:13.117326925</meta:creation-date>
    <dc:date>2023-11-07T15:40:59.110021881</dc:date>
    <meta:editing-duration>P1DT21H36M45S</meta:editing-duration>
    <meta:editing-cycles>72</meta:editing-cycles>
    <meta:generator>LibreOffice/7.3.7.2$Linux_X86_64 LibreOffice_project/30$Build-2</meta:generator>
    <meta:print-date>2023-11-07T12:38:41.136998256</meta:print-date>
    <meta:document-statistic meta:table-count="0" meta:image-count="0" meta:object-count="0" meta:page-count="18" meta:paragraph-count="139" meta:word-count="2608" meta:character-count="15267" meta:non-whitespace-character-count="12834"/>
  </office:meta>
</office:document-meta>
</file>